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3200000025857AC7A97.png" manifest:media-type="image/png"/>
  <manifest:file-entry manifest:full-path="Pictures/1000000000000320000002580E1B1ACF.png" manifest:media-type="image/png"/>
  <manifest:file-entry manifest:full-path="Pictures/100000000000032000000258F6AEE96B.png" manifest:media-type="image/png"/>
  <manifest:file-entry manifest:full-path="Pictures/1000000000000320000002581B42268A.png" manifest:media-type="image/png"/>
  <manifest:file-entry manifest:full-path="Pictures/1000000000000320000002582C51995A.png" manifest:media-type="image/png"/>
  <manifest:file-entry manifest:full-path="Pictures/10000000000003200000025819812F21.png" manifest:media-type="image/png"/>
  <manifest:file-entry manifest:full-path="Pictures/10000000000003200000025809C7EF31.png" manifest:media-type="image/png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lyt-blackandwhite-subtitle">
      <style:graphic-properties draw:fill-color="#ffffff" draw:auto-grow-height="true" fo:min-height="15.693cm"/>
    </style:style>
    <style:style style:name="pr2" style:family="presentation" style:parent-style-name="lyt-blackandwhite-notes">
      <style:graphic-properties draw:fill-color="#ffffff" draw:auto-grow-height="true" fo:min-height="13.364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office:forms form:automatic-focus="false" form:apply-design-mode="false"/>
        <draw:frame presentation:style-name="pr1" draw:layer="layout" svg:width="23.5cm" svg:height="15.693cm" svg:x="2cm" svg:y="1.9cm" presentation:class="subtitle">
          <draw:text-box>
            <text:p><text:span text:style-name="T1">Analiza wydajności maszyn wirtualnych</text:span></text:p>
            <text:p>Wirtualizacja systemów operacyjny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Platformy testowe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Procesor 4-rdzeniowy z wirtualizacją<text:line-break/>(Intel VT-x), x86_64</text:p>
              </text:list-item>
              <text:list-item>
                <text:p>Systemy goszczące:</text:p>
                <text:list>
                  <text:list-item>
                    <text:p>Kubuntu 12.04</text:p>
                    <text:list>
                      <text:list-item>
                        <text:p>Linux 3.2, Ext4</text:p>
                      </text:list-item>
                    </text:list>
                  </text:list-item>
                  <text:list-item>
                    <text:p>Windows 7</text:p>
                    <text:list>
                      <text:list-item>
                        <text:p>NTFS</text:p>
                      </text:list-item>
                    </text:list>
                  </text:list-item>
                </text:list>
              </text:list-item>
              <text:list-item>
                <text:p>System gość:</text:p>
                <text:list>
                  <text:list-item>
                    <text:p>Lubuntu 12.04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Maszyny wirtualne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Vmware</text:p>
                <text:list>
                  <text:list-item>
                    <text:p>Workstation 9 + Player 5</text:p>
                  </text:list-item>
                  <text:list-item>
                    <text:p>Vmware Tools</text:p>
                  </text:list-item>
                </text:list>
              </text:list-item>
              <text:list-item>
                <text:p>VirtualBox 4.2</text:p>
                <text:list>
                  <text:list-item>
                    <text:p>Guest Additions</text:p>
                  </text:list-item>
                </text:list>
              </text:list-item>
              <text:list-item>
                <text:p>QEMU 1.3 (1.0 dla TCG)</text:p>
                <text:list>
                  <text:list-item>
                    <text:p>KVM</text:p>
                  </text:list-item>
                  <text:list-item>
                    <text:p>Emulacja TCG (Tiny Code Generat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Programy testowe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Program do uruchamiania testów w języku Python</text:p>
              </text:list-item>
              <text:list-item>
                <text:p>Programy gotowe (np. ffmpeg)</text:p>
              </text:list-item>
              <text:list-item>
                <text:p>Programy własne (np. wielowątkowość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Testy</text:p>
          </draw:text-box>
        </draw:frame>
        <draw:frame presentation:style-name="pr4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Operacje na pamięci</text:p>
              </text:list-item>
              <text:list-item>
                <text:p>Operacje dyskowe</text:p>
                <text:list>
                  <text:list-item>
                    <text:p>Kopiowanie plików różnymi rozmiarami bloków</text:p>
                  </text:list-item>
                  <text:list-item>
                    <text:p>Wyszukiwanie danych w pliku</text:p>
                  </text:list-item>
                </text:list>
              </text:list-item>
              <text:list-item>
                <text:p>Konwersja plików multimedialnych</text:p>
              </text:list-item>
              <text:list-item>
                <text:p>Kompilacja programu C</text:p>
              </text:list-item>
              <text:list-item>
                <text:p>Wydajność grafiki 3D</text:p>
              </text:list-item>
              <text:list-item>
                <text:p>Wielowątkowość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3" draw:layer="layout" svg:width="23.5cm" svg:height="3.159cm" svg:x="2cm" svg:y="1.742cm" presentation:class="title">
          <draw:text-box>
            <text:p>QEMU: KVM vs TCG (software)<text:line-break/><text:span text:style-name="T2">Testy podstawowe</text:span></text:p>
          </draw:text-box>
        </draw:frame>
        <draw:frame draw:style-name="gr2" draw:layer="layout" svg:width="25.737cm" svg:height="14.475cm" svg:x="1.463cm" svg:y="4.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3" draw:layer="layout" svg:width="23.5cm" svg:height="3.159cm" svg:x="2cm" svg:y="1.742cm" presentation:class="title">
          <draw:text-box>
            <text:p>QEMU: KVM vs TCG (software)<text:line-break/><text:span text:style-name="T2">Testy wielowątkowości</text:span></text:p>
          </draw:text-box>
        </draw:frame>
        <draw:frame draw:style-name="gr2" draw:layer="layout" svg:width="25.604cm" svg:height="14.4cm" svg:x="1cm" svg:y="4.84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3" draw:layer="layout" svg:width="23.5cm" svg:height="3.159cm" svg:x="2cm" svg:y="1.742cm" presentation:class="title">
          <draw:text-box>
            <text:p>QEMU: KVM vs TCG (software)<text:line-break/><text:span text:style-name="T2">Testy grafiki 3D</text:span></text:p>
          </draw:text-box>
        </draw:frame>
        <draw:frame draw:style-name="gr2" draw:layer="layout" svg:width="25.245cm" svg:height="14.198cm" svg:x="1.201cm" svg:y="5.00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3" draw:layer="layout" svg:width="23.5cm" svg:height="3.473cm" svg:x="2cm" svg:y="1.585cm" presentation:class="title">
          <draw:text-box>
            <text:p>QEMU: VITRIO I/O<text:line-break/>Testy dyskowe</text:p>
          </draw:text-box>
        </draw:frame>
        <draw:frame draw:style-name="gr2" draw:layer="layout" svg:width="25.8cm" svg:height="14.51cm" svg:x="1cm" svg:y="5.72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3" draw:layer="layout" svg:width="23.5cm" svg:height="3.473cm" svg:x="2cm" svg:y="1.585cm" presentation:class="title">
          <draw:text-box>
            <text:p>QEMU: VITRIO I/O<text:line-break/>P<text:span text:style-name="T2">age Cache</text:span></text:p>
          </draw:text-box>
        </draw:frame>
        <draw:frame draw:style-name="gr2" draw:layer="layout" svg:width="26.667cm" svg:height="14.998cm" svg:x="0.601cm" svg:y="5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Porównanie wszystkich maszyn</text:p>
          </draw:text-box>
        </draw:frame>
        <draw:frame draw:style-name="gr2" draw:layer="layout" svg:width="26.888cm" svg:height="16.2cm" svg:x="0.6cm" svg:y="4.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Porównanie wszystkich maszyn</text:p>
          </draw:text-box>
        </draw:frame>
        <draw:frame draw:style-name="gr2" draw:layer="layout" svg:width="26.645cm" svg:height="15.2cm" svg:x="0.755cm" svg:y="4.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Porównanie wszystkich maszyn</text:p>
          </draw:text-box>
        </draw:frame>
        <draw:frame draw:style-name="gr2" draw:layer="layout" svg:width="26.098cm" svg:height="15.8cm" svg:x="0.8cm" svg:y="4.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0T10:37:27</meta:creation-date>
    <meta:generator>LibreOffice/3.5$Linux_X86_64 LibreOffice_project/350m1$Build-2</meta:generator>
    <dc:date>2012-12-10T13:45:32</dc:date>
    <meta:editing-duration>PT3H4M15S</meta:editing-duration>
    <meta:editing-cycles>34</meta:editing-cycles>
    <meta:document-statistic meta:object-count="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38cm" svg:height="14.476cm" xlink:href="." xlink:type="simple" chart:class="chart:bar" chart:style-name="ch1">
        <chart:title svg:x="10.193cm" svg:y="0.425cm" chart:style-name="ch2">
          <text:p>Czas działania testów [sek]</text:p>
        </chart:title>
        <chart:legend chart:legend-position="end" svg:x="20.591cm" svg:y="5.738cm" style:legend-expansion="high" chart:style-name="ch3"/>
        <chart:plot-area chart:style-name="ch4" chart:data-source-has-labels="both" svg:x="1.525cm" svg:y="2.071cm" svg:width="18.038cm" svg:height="11.696cm">
          <chartooo:coordinate-region svg:x="2.332cm" svg:y="2.27cm" svg:width="17.231cm" svg:height="10.63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451cm" svg:y="9.418cm" chart:style-name="ch7">
              <text:p>Czas działania [sek]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series chart:style-name="ch12" chart:values-cell-range-address="local-table.$E$2:.$E$4" chart:label-cell-address="local-table.$E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mięć</text:p>
              </table:table-cell>
              <table:table-cell office:value-type="string">
                <text:p>kopiowanie</text:p>
              </table:table-cell>
              <table:table-cell office:value-type="string">
                <text:p>konwersja wideo</text:p>
              </table:table-cell>
              <table:table-cell office:value-type="string">
                <text:p>kompilacja GCC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</table:table-cell>
              <table:table-cell office:value-type="float" office:value="0.42">
                <text:p>0.42</text:p>
              </table:table-cell>
              <table:table-cell office:value-type="float" office:value="11.32">
                <text:p>11.32</text:p>
              </table:table-cell>
              <table:table-cell office:value-type="float" office:value="6.39">
                <text:p>6.3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QEMU KVM</text:p>
              </table:table-cell>
              <table:table-cell office:value-type="float" office:value="0.56">
                <text:p>0.56</text:p>
              </table:table-cell>
              <table:table-cell office:value-type="float" office:value="18.94">
                <text:p>18.94</text:p>
              </table:table-cell>
              <table:table-cell office:value-type="float" office:value="8.07">
                <text:p>8.07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QEMU TCG</text:p>
              </table:table-cell>
              <table:table-cell office:value-type="float" office:value="6.08">
                <text:p>6.08</text:p>
              </table:table-cell>
              <table:table-cell office:value-type="float" office:value="47.85">
                <text:p>47.85</text:p>
              </table:table-cell>
              <table:table-cell office:value-type="float" office:value="0">
                <text:p>0</text:p>
              </table:table-cell>
              <table:table-cell office:value-type="float" office:value="95.74">
                <text:p>95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05cm" svg:height="14.401cm" xlink:href="." xlink:type="simple" chart:class="chart:bar" chart:style-name="ch1">
        <chart:title svg:x="10.007cm" svg:y="0.424cm" chart:style-name="ch2">
          <text:p>Wielowątkowość (4 rdzenie)</text:p>
        </chart:title>
        <chart:legend chart:legend-position="end" svg:x="20.537cm" svg:y="6.783cm" style:legend-expansion="high" chart:style-name="ch3"/>
        <chart:plot-area chart:style-name="ch4" chart:data-source-has-labels="both" svg:x="1.523cm" svg:y="2.067cm" svg:width="17.99cm" svg:height="11.626cm">
          <chartooo:coordinate-region svg:x="2.33cm" svg:y="2.267cm" svg:width="17.183cm" svg:height="10.594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451cm" svg:y="9.498cm" chart:style-name="ch7">
              <text:p>Czas wykonania [sek]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lowątkowość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QEMU KVM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QEMU TCG</text:p>
              </table:table-cell>
              <table:table-cell office:value-type="float" office:value="282.07">
                <text:p>282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46cm" svg:height="14.199cm" xlink:href="." xlink:type="simple" chart:class="chart:bar" chart:style-name="ch1">
        <chart:title svg:x="10.529cm" svg:y="0.419cm" chart:style-name="ch2">
          <text:p>Grafika 3D - glmark2</text:p>
        </chart:title>
        <chart:legend chart:legend-position="end" svg:x="21.66cm" svg:y="6.682cm" style:legend-expansion="high" chart:style-name="ch3"/>
        <chart:plot-area chart:style-name="ch4" chart:data-source-has-labels="both" svg:x="1.515cm" svg:y="2.047cm" svg:width="19.137cm" svg:height="11.449cm">
          <chartooo:coordinate-region svg:x="2.322cm" svg:y="2.246cm" svg:width="18.33cm" svg:height="10.41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451cm" svg:y="8.133cm" chart:style-name="ch7">
              <text:p>FPS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fika 3D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QEMU KVM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EMU TC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68cm" svg:height="14.999cm" xlink:href="." xlink:type="simple" chart:class="chart:line" chart:style-name="ch1">
        <chart:title svg:x="8.369cm" svg:y="0.435cm" chart:style-name="ch2">
          <text:p>Zmiana czasu wykonania w kolejnych wywołaniach</text:p>
        </chart:title>
        <chart:legend chart:legend-position="end" svg:x="23.017cm" svg:y="5.999cm" style:legend-expansion="high" chart:style-name="ch3"/>
        <chart:plot-area chart:style-name="ch4" chart:data-source-has-labels="both" svg:x="1.544cm" svg:y="2.111cm" svg:width="20.407cm" svg:height="12.169cm">
          <chartooo:coordinate-region svg:x="2.165cm" svg:y="2.31cm" svg:width="19.786cm" svg:height="11.771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title svg:x="0.451cm" svg:y="8.967cm" chart:style-name="ch7">
              <text:p>czas [sek]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series chart:style-name="ch10" chart:values-cell-range-address="local-table.$B$3:.$E$3" chart:label-cell-address="local-table.$A$3" chart:class="chart:line">
            <chart:data-point chart:repeated="4"/>
          </chart:series>
          <chart:series chart:style-name="ch11" chart:values-cell-range-address="local-table.$B$4:.$E$4" chart:label-cell-address="local-table.$A$4" chart:class="chart:line">
            <chart:data-point chart:repeated="4"/>
          </chart:series>
          <chart:series chart:style-name="ch12" chart:values-cell-range-address="local-table.$B$5:.$E$5" chart:label-cell-address="local-table.$A$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py</text:p>
              </table:table-cell>
              <table:table-cell office:value-type="float" office:value="20.51">
                <text:p>20.51</text:p>
              </table:table-cell>
              <table:table-cell office:value-type="float" office:value="10.29">
                <text:p>10.29</text:p>
              </table:table-cell>
              <table:table-cell office:value-type="float" office:value="8.57">
                <text:p>8.5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dd_small</text:p>
              </table:table-cell>
              <table:table-cell office:value-type="float" office:value="11.57">
                <text:p>11.57</text:p>
              </table:table-cell>
              <table:table-cell office:value-type="float" office:value="10.94">
                <text:p>10.94</text:p>
              </table:table-cell>
              <table:table-cell office:value-type="float" office:value="11.25">
                <text:p>11.2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dd_large</text:p>
              </table:table-cell>
              <table:table-cell office:value-type="float" office:value="9">
                <text:p>9</text:p>
              </table:table-cell>
              <table:table-cell office:value-type="float" office:value="11.03">
                <text:p>11.03</text:p>
              </table:table-cell>
              <table:table-cell office:value-type="float" office:value="10.3">
                <text:p>10.3</text:p>
              </table:table-cell>
              <table:table-cell office:value-type="float" office:value="11.02">
                <text:p>11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style:rotation-angle="6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99cm" svg:height="15.801cm" xlink:href="." xlink:type="simple" chart:class="chart:bar" chart:style-name="ch1">
        <chart:title svg:x="10.876cm" svg:y="0.452cm" chart:style-name="ch2">
          <text:p>Wydajność grafiki 3D</text:p>
        </chart:title>
        <chart:legend chart:legend-position="end" svg:x="22.513cm" svg:y="7.483cm" style:legend-expansion="high" chart:style-name="ch3"/>
        <chart:plot-area chart:style-name="ch4" chart:data-source-has-labels="both" svg:x="1.532cm" svg:y="2.179cm" svg:width="19.939cm" svg:height="12.886cm">
          <chartooo:coordinate-region svg:x="2.339cm" svg:y="2.378cm" svg:width="19.132cm" svg:height="7.871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title svg:x="0.451cm" svg:y="8.984cm" chart:style-name="ch7">
              <text:p>FP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fika 3D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QEMU KVM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VirtualBox Linux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VirtualBox Windows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Vmware Linux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Vmware Windows</text:p>
              </table:table-cell>
              <table:table-cell office:value-type="float" office:value="447">
                <text:p>4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style:rotation-angle="6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89cm" svg:height="16.201cm" xlink:href="." xlink:type="simple" chart:class="chart:bar" chart:style-name="ch1">
        <chart:title svg:x="10.755cm" svg:y="0.46cm" chart:style-name="ch2">
          <text:p>Porównanie czasu operacji</text:p>
        </chart:title>
        <chart:legend chart:legend-position="end" svg:x="21.742cm" svg:y="6.961cm" style:legend-expansion="high" chart:style-name="ch3"/>
        <chart:plot-area chart:style-name="ch4" chart:data-source-has-labels="both" svg:x="1.548cm" svg:y="2.211cm" svg:width="19.12cm" svg:height="13.246cm">
          <chartooo:coordinate-region svg:x="2.169cm" svg:y="2.41cm" svg:width="18.499cm" svg:height="8.231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title svg:x="0.451cm" svg:y="9.606cm" chart:style-name="ch7">
              <text:p>czas [sek]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mięć</text:p>
              </table:table-cell>
              <table:table-cell office:value-type="string">
                <text:p>konwersja wideo</text:p>
              </table:table-cell>
              <table:table-cell office:value-type="string">
                <text:p>kompilacja GCC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</table:table-cell>
              <table:table-cell office:value-type="float" office:value="0.42">
                <text:p>0.42</text:p>
              </table:table-cell>
              <table:table-cell office:value-type="float" office:value="6.39">
                <text:p>6.3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QEMU KVM</text:p>
              </table:table-cell>
              <table:table-cell office:value-type="float" office:value="0.56">
                <text:p>0.56</text:p>
              </table:table-cell>
              <table:table-cell office:value-type="float" office:value="8.07">
                <text:p>8.07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VirtualBox Linux</text:p>
              </table:table-cell>
              <table:table-cell office:value-type="float" office:value="0.4">
                <text:p>0.4</text:p>
              </table:table-cell>
              <table:table-cell office:value-type="float" office:value="8.91">
                <text:p>8.9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VirtualBox Windows</text:p>
              </table:table-cell>
              <table:table-cell office:value-type="float" office:value="0.4">
                <text:p>0.4</text:p>
              </table:table-cell>
              <table:table-cell office:value-type="float" office:value="7.04">
                <text:p>7.04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Vmware Linux</text:p>
              </table:table-cell>
              <table:table-cell office:value-type="float" office:value="0.5">
                <text:p>0.5</text:p>
              </table:table-cell>
              <table:table-cell office:value-type="float" office:value="5.9">
                <text:p>5.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Vmware Windows</text:p>
              </table:table-cell>
              <table:table-cell office:value-type="float" office:value="0.5">
                <text:p>0.5</text:p>
              </table:table-cell>
              <table:table-cell office:value-type="float" office:value="6.44">
                <text:p>6.44</text:p>
              </table:table-cell>
              <table:table-cell office:value-type="float" office:value="4.15">
                <text:p>4.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500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500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5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5002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01cm" svg:height="14.511cm" xlink:href="." xlink:type="simple" chart:class="chart:bar" chart:style-name="ch1">
        <chart:title svg:x="9.443cm" svg:y="0.426cm" chart:style-name="ch2">
          <text:p>Czas wykonania testów dyskowych</text:p>
        </chart:title>
        <chart:legend chart:legend-position="end" svg:x="18.008cm" svg:y="5.755cm" style:legend-expansion="high" chart:style-name="ch3"/>
        <chart:plot-area chart:style-name="ch4" chart:data-source-has-labels="both" svg:x="1.527cm" svg:y="2.075cm" svg:width="15.449cm" svg:height="11.726cm">
          <chartooo:coordinate-region svg:x="2.625cm" svg:y="2.274cm" svg:width="14.351cm" svg:height="10.66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451cm" svg:y="8.71cm" chart:style-name="ch7">
              <text:p>czas [sek]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series chart:style-name="ch12" chart:values-cell-range-address="local-table.$E$2:.$E$4" chart:label-cell-address="local-table.$E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piowanie (cp)</text:p>
              </table:table-cell>
              <table:table-cell office:value-type="string">
                <text:p>Wyszukiwanie (grep)</text:p>
              </table:table-cell>
              <table:table-cell office:value-type="string">
                <text:p>Kopiowanie małymi blokami</text:p>
              </table:table-cell>
              <table:table-cell office:value-type="string">
                <text:p>Kopiowanie dużymi blokami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</table:table-cell>
              <table:table-cell office:value-type="float" office:value="9.48">
                <text:p>9.48</text:p>
              </table:table-cell>
              <table:table-cell office:value-type="float" office:value="1.03">
                <text:p>1.03</text:p>
              </table:table-cell>
              <table:table-cell office:value-type="float" office:value="11.2925">
                <text:p>11.2925</text:p>
              </table:table-cell>
              <table:table-cell office:value-type="float" office:value="10.3375">
                <text:p>10.3375</text:p>
              </table:table-cell>
            </table:table-row>
            <table:table-row>
              <table:table-cell office:value-type="string">
                <text:p>QEMU</text:p>
              </table:table-cell>
              <table:table-cell office:value-type="float" office:value="11.4933333333333">
                <text:p>11.4933333333333</text:p>
              </table:table-cell>
              <table:table-cell office:value-type="float" office:value="3.1225">
                <text:p>3.1225</text:p>
              </table:table-cell>
              <table:table-cell office:value-type="float" office:value="21.4733333333333">
                <text:p>21.4733333333333</text:p>
              </table:table-cell>
              <table:table-cell office:value-type="float" office:value="19.595">
                <text:p>19.595</text:p>
              </table:table-cell>
            </table:table-row>
            <table:table-row>
              <table:table-cell office:value-type="string">
                <text:p>QEMU VIRTIO</text:p>
              </table:table-cell>
              <table:table-cell office:value-type="float" office:value="4.29">
                <text:p>4.29</text:p>
              </table:table-cell>
              <table:table-cell office:value-type="float" office:value="1.15">
                <text:p>1.15</text:p>
              </table:table-cell>
              <table:table-cell office:value-type="float" office:value="10.8933333333333">
                <text:p>10.8933333333333</text:p>
              </table:table-cell>
              <table:table-cell office:value-type="float" office:value="9.795">
                <text:p>9.7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style:rotation-angle="6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46cm" svg:height="15.201cm" xlink:href="." xlink:type="simple" chart:class="chart:bar" chart:style-name="ch1">
        <chart:title svg:x="11.652cm" svg:y="0.44cm" chart:style-name="ch2">
          <text:p>Wielowątkowość</text:p>
        </chart:title>
        <chart:legend chart:legend-position="end" svg:x="21.578cm" svg:y="7.183cm" style:legend-expansion="high" chart:style-name="ch3"/>
        <chart:plot-area chart:style-name="ch4" chart:data-source-has-labels="both" svg:x="1.543cm" svg:y="2.131cm" svg:width="18.971cm" svg:height="12.346cm">
          <chartooo:coordinate-region svg:x="2.455cm" svg:y="2.33cm" svg:width="18.059cm" svg:height="7.331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title svg:x="0.451cm" svg:y="9.076cm" chart:style-name="ch7">
              <text:p>czas [sek]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lowątkowość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QEMU KVM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VirtualBox Linux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VirtualBox Windows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Vmware Linux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mware Windows</text:p>
              </table:table-cell>
              <table:table-cell office:value-type="float" office:value="21.65">
                <text:p>21.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